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10.646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1.146cm" svg:height="1.193cm" svg:x="8.592cm" svg:y="10.111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becca Randall</meta:initial-creator>
    <meta:creation-date>2016-02-01T15:11:05.177670181</meta:creation-date>
    <dc:date>2016-02-01T15:12:44.043675484</dc:date>
    <dc:creator>Rebecca Randall</dc:creator>
    <meta:editing-duration>PT39S</meta:editing-duration>
    <meta:editing-cycles>2</meta:editing-cycles>
    <meta:generator>LibreOfficeDev/5.2.0.0.alpha0$Linux_X86_64 LibreOffice_project/96d6ceac915b8a5a1f5165ff2941c59e4ad3cb8c</meta:generator>
    <meta:document-statistic meta:object-count="24"/>
  </office:meta>
</office:document-meta>
</file>